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22000000223083BB6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1" svg:font-family="'Ubuntu Mono'" style:font-adornments="Gras" style:font-pitch="fixed"/>
    <style:font-face style:name="Ubuntu Mono" svg:font-family="'Ubuntu Mono'" style:font-adornments="Normal" style:font-pitch="fixed"/>
    <style:font-face style:name="DejaVu Sans Mono" svg:font-family="'DejaVu Sans Mono'" style:font-family-generic="modern" style:font-pitch="fixed"/>
    <style:font-face style:name="Dustismo1" svg:font-family="Dustismo" style:font-adornments="Italique" style:font-pitch="variable"/>
    <style:font-face style:name="Dustismo" svg:font-family="Dustismo" style:font-adornments="Italique gras" style:font-pitch="variable"/>
    <style:font-face style:name="Times New Roman1" svg:font-family="'Times New Roman'" style:font-pitch="variable"/>
    <style:font-face style:name="Ubuntu1" svg:font-family="Ubuntu" style:font-adornments="Italique" style:font-pitch="variable"/>
    <style:font-face style:name="Ubuntu" svg:font-family="Ubuntu" style:font-adornments="Normal" style:font-pitch="variable"/>
    <style:font-face style:name="Ubuntu Condensed" svg:font-family="'Ubuntu Condensed'" style:font-adornments="Normal" style:font-pitch="variable"/>
    <style:font-face style:name="Ubuntu Light" svg:font-family="'Ubuntu Light'" style:font-adornments="Italique maigre" style:font-pitch="variable"/>
    <style:font-face style:name="Ubuntu Medium" svg:font-family="'Ubuntu Medium'" style:font-pitch="variable"/>
    <style:font-face style:name="Ubuntu Medium1" svg:font-family="'Ubuntu Medium'" style:font-adornments="Medium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>
        <style:tab-stops>
          <style:tab-stop style:position="1.508cm"/>
          <style:tab-stop style:position="15.505cm" style:type="right"/>
        </style:tab-stops>
      </style:paragraph-properties>
      <style:text-properties fo:color="#0066cc"/>
    </style:style>
    <style:style style:name="P2" style:family="paragraph" style:parent-style-name="Title">
      <style:text-properties fo:font-size="24pt" officeooo:paragraph-rsid="012805ec" style:font-size-asian="24pt" style:font-size-complex="24pt"/>
    </style:style>
    <style:style style:name="P3" style:family="paragraph" style:parent-style-name="Text_20_body">
      <style:paragraph-properties fo:break-before="page"/>
    </style:style>
    <style:style style:name="P4" style:family="paragraph">
      <style:paragraph-properties fo:text-align="center"/>
    </style:style>
    <style:style style:name="P5" style:family="paragraph">
      <style:text-properties fo:color="#ffffff" style:font-name="Ubuntu Medium" fo:font-weight="bold" style:font-weight-asian="bold" style:font-weight-complex="bold"/>
    </style:style>
    <style:style style:name="P6" style:family="paragraph">
      <style:text-properties fo:color="#3465a4" style:font-name="Ubuntu Medium" fo:font-weight="bold" style:font-weight-asian="bold" style:font-weight-complex="bold"/>
    </style:style>
    <style:style style:name="T1" style:family="text">
      <style:text-properties officeooo:rsid="008df78f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ffffff" style:font-name="Ubuntu Medium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3465a4" style:font-name="Ubuntu Medium" fo:font-size="24pt" fo:font-weight="bold" style:font-size-asian="24pt" style:font-weight-asian="bold" style:font-size-complex="24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cm" fo:border="none" style:shadow="#000000 0cm 0cm" draw:shadow-opacity="100%" style:mirror="none" fo:clip="rect(0cm, 0cm, 0cm, 0cm)" draw:luminance="50%" draw:contrast="0%" draw:red="0%" draw:green="45%" draw:blue="0%" draw:gamma="1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cm" fo:border="none" style:shadow="#000000 0cm 0cm" draw:shadow-opacity="100%" style:mirror="none" fo:clip="rect(0cm, 0cm, 0cm, 0cm)" draw:luminance="100%" draw:contrast="0%" draw:red="0%" draw:green="0%" draw:blue="0%" draw:gamma="1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fill="gradient" draw:fill-gradient-name="Tango_20_Blu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6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draw:frame draw:style-name="fr1" draw:name="Obraz3" text:anchor-type="paragraph" svg:x="14.942cm" svg:y="-0.482cm" svg:width="2cm" svg:height="2cm" draw:z-index="4"><draw:image xlink:href="../../logos/chameleon.svg" xlink:type="simple" xlink:show="embed" xlink:actuate="onLoad"/><draw:image xlink:href="Pictures/1000020100000022000000223083BB64.png" xlink:type="simple" xlink:show="embed" xlink:actuate="onLoad"/></draw:frame><text:span text:style-name="T2">Cameleonica</text:span><text:line-break/>safe cryptographic steganographic advanced filesystem</text:p>
      <text:p text:style-name="Text_20_body"/>
      <text:p text:style-name="P2"><draw:frame draw:style-name="fr1" draw:name="Obraz1" text:anchor-type="paragraph" svg:x="8.692cm" svg:y="0.736cm" svg:width="1cm" svg:height="1cm" draw:z-index="5"><draw:image xlink:href="../../logos/chameleon.svg" xlink:type="simple" xlink:show="embed" xlink:actuate="onLoad"/><draw:image xlink:href="Pictures/1000020100000022000000223083BB64.png" xlink:type="simple" xlink:show="embed" xlink:actuate="onLoad"/></draw:frame>Cameleonica</text:p>
      <text:p text:style-name="Text_20_body"/>
      <text:p text:style-name="Text_20_body"><draw:frame text:anchor-type="paragraph" draw:z-index="6" draw:style-name="gr2" draw:text-style-name="P5" svg:width="6.43cm" svg:height="1.694cm" svg:x="5.602cm" svg:y="5.747cm"><draw:text-box><text:p><text:span text:style-name="T3">Cameleonica</text:span></text:p></draw:text-box></draw:frame><draw:frame draw:style-name="fr1" draw:name="Obraz2" text:anchor-type="paragraph" svg:x="1.528cm" svg:y="2.125cm" svg:width="10.241cm" svg:height="10.241cm" draw:z-index="3"><draw:image xlink:href="../../logos/chameleon.svg" xlink:type="simple" xlink:show="embed" xlink:actuate="onLoad"/><draw:image xlink:href="Pictures/1000020100000022000000223083BB64.png" xlink:type="simple" xlink:show="embed" xlink:actuate="onLoad"/></draw:frame></text:p>
      <text:p text:style-name="P3"><draw:frame draw:style-name="fr2" draw:name="Obraz4" text:anchor-type="paragraph" svg:x="1.528cm" svg:y="2.125cm" svg:width="10.241cm" svg:height="10.241cm" draw:z-index="7"><draw:image xlink:href="../../logos/chameleon.svg" xlink:type="simple" xlink:show="embed" xlink:actuate="onLoad"/><draw:image xlink:href="Pictures/1000020100000022000000223083BB64.png" xlink:type="simple" xlink:show="embed" xlink:actuate="onLoad"/></draw:frame><draw:frame text:anchor-type="paragraph" draw:z-index="8" draw:style-name="gr2" draw:text-style-name="P6" svg:width="6.43cm" svg:height="1.694cm" svg:x="5.602cm" svg:y="5.747cm"><draw:text-box><text:p><text:span text:style-name="T4">Cameleonica</text:span></text:p></draw:text-box></draw:frame><draw:rect text:anchor-type="paragraph" draw:z-index="2" draw:style-name="gr1" draw:text-style-name="P4" svg:width="13.733cm" svg:height="10.514cm" svg:x="-0.06cm" svg:y="1.852cm"><text:p/></draw:rect><draw:rect text:anchor-type="paragraph" draw:z-index="0" draw:style-name="gr1" draw:text-style-name="P4" svg:width="7.037cm" svg:height="2.257cm" svg:x="3.194cm" svg:y="15.485cm"><text:p/></draw:rect><draw:frame draw:style-name="fr2" draw:name="Obraz5" text:anchor-type="paragraph" svg:x="6.795cm" svg:y="15.995cm" svg:width="1cm" svg:height="1cm" draw:z-index="9"><draw:image xlink:href="../../logos/chameleon.svg" xlink:type="simple" xlink:show="embed" xlink:actuate="onLoad"/><draw:image xlink:href="Pictures/1000020100000022000000223083BB64.png" xlink:type="simple" xlink:show="embed" xlink:actuate="onLoad"/></draw:frame><draw:frame text:anchor-type="paragraph" draw:z-index="1" draw:style-name="gr2" draw:text-style-name="P5" svg:width="6.43cm" svg:height="1.694cm" svg:x="4.006cm" svg:y="16.164cm"><draw:text-box><text:p><text:span text:style-name="T3">Cameleonica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1" svg:font-family="'Ubuntu Mono'" style:font-adornments="Gras" style:font-pitch="fixed"/>
    <style:font-face style:name="Ubuntu Mono" svg:font-family="'Ubuntu Mono'" style:font-adornments="Normal" style:font-pitch="fixed"/>
    <style:font-face style:name="DejaVu Sans Mono" svg:font-family="'DejaVu Sans Mono'" style:font-family-generic="modern" style:font-pitch="fixed"/>
    <style:font-face style:name="Dustismo1" svg:font-family="Dustismo" style:font-adornments="Italique" style:font-pitch="variable"/>
    <style:font-face style:name="Dustismo" svg:font-family="Dustismo" style:font-adornments="Italique gras" style:font-pitch="variable"/>
    <style:font-face style:name="Times New Roman1" svg:font-family="'Times New Roman'" style:font-pitch="variable"/>
    <style:font-face style:name="Ubuntu1" svg:font-family="Ubuntu" style:font-adornments="Italique" style:font-pitch="variable"/>
    <style:font-face style:name="Ubuntu" svg:font-family="Ubuntu" style:font-adornments="Normal" style:font-pitch="variable"/>
    <style:font-face style:name="Ubuntu Condensed" svg:font-family="'Ubuntu Condensed'" style:font-adornments="Normal" style:font-pitch="variable"/>
    <style:font-face style:name="Ubuntu Light" svg:font-family="'Ubuntu Light'" style:font-adornments="Italique maigre" style:font-pitch="variable"/>
    <style:font-face style:name="Ubuntu Medium" svg:font-family="'Ubuntu Medium'" style:font-pitch="variable"/>
    <style:font-face style:name="Ubuntu Medium1" svg:font-family="'Ubuntu Medium'" style:font-adornments="Medium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Subtle_20_Tango_20_Green" draw:display-name="Subtle Tango Green" draw:style="linear" draw:start-color="#94bd5e" draw:end-color="#5c8526" draw:start-intensity="100%" draw:end-intensity="100%" draw:angle="600" draw:border="0%"/>
    <draw:gradient draw:name="Tango_20_Blue" draw:display-name="Tango Blue" draw:style="linear" draw:start-color="#729fcf" draw:end-color="#204a87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style:paragraph-properties fo:margin-left="0cm" fo:margin-right="0cm" fo:margin-top="0cm" fo:margin-bottom="0.101cm" style:contextual-spacing="false" fo:text-align="justify" style:justify-single-word="false" fo:text-indent="0.199cm" style:auto-text-indent="false" style:page-number="auto" fo:background-color="transparent" style:shadow="none" text:number-lines="true" text:line-number="0">
        <style:background-image/>
      </style:paragraph-properties>
      <style:text-properties style:font-name="Ubuntu" fo:font-family="Ubuntu" style:font-style-name="Normal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cm" fo:margin-bottom="1cm" style:contextual-spacing="false" fo:text-align="center" style:justify-single-word="false" fo:background-color="#cfe7f5" fo:padding="0.25cm" fo:border-left="0.06pt solid #cfe7f5" fo:border-right="0.06pt solid #cfe7f5" fo:border-top="0.06pt solid #cfe7f5" fo:border-bottom="0.31pt solid #99ccff" style:shadow="none" fo:keep-with-next="always" style:join-border="false">
        <style:background-image/>
      </style:paragraph-properties>
      <style:text-properties style:font-name="Ubuntu Medium" fo:font-family="'Ubuntu Medium'" style:font-pitch="variable" fo:font-size="24pt" fo:font-weight="bold" style:font-name-asian="DejaVu Sans" style:font-family-asian="'DejaVu Sans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14pt" style:font-weight-complex="bold"/>
    </style:style>
    <style:style style:name="Text_20_body" style:display-name="Text body" style:family="paragraph" style:parent-style-name="Standard" style:class="text" style:master-page-name="">
      <style:paragraph-properties fo:margin-top="0cm" fo:margin-bottom="0.101cm" style:contextual-spacing="false" style:page-number="auto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 style:master-page-name="">
      <style:paragraph-properties fo:margin-left="0.6cm" fo:margin-right="0.6cm" fo:margin-top="0cm" fo:margin-bottom="0cm" style:contextual-spacing="false" fo:text-align="start" style:justify-single-word="false" fo:text-indent="0cm" style:auto-text-indent="false" style:page-number="auto" style:shadow="none" text:number-lines="false" text:line-number="0">
        <style:tab-stops>
          <style:tab-stop style:position="56cm" style:type="right"/>
        </style:tab-stops>
      </style:paragraph-properties>
      <style:text-properties style:font-name="Ubuntu Light" fo:font-family="'Ubuntu Light'" style:font-style-name="Italique maigre" style:font-pitch="variable" fo:font-style="italic" fo:font-weight="250" style:font-size-asian="10.5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101cm" fo:margin-right="0cm" fo:margin-top="0.6cm" fo:margin-bottom="0.6cm" style:contextual-spacing="false" fo:text-align="start" style:justify-single-word="false" fo:text-indent="-0.101cm" style:auto-text-indent="false" style:page-number="auto" fo:background-color="#e6e6e6" fo:padding-left="0.45cm" fo:padding-right="0.45cm" fo:padding-top="0.3cm" fo:padding-bottom="0.3cm" fo:border-left="4.99pt solid #0099ff" fo:border-right="0.06pt solid #e6e6e6" fo:border-top="0.06pt solid #e6e6e6" fo:border-bottom="0.06pt solid #e6e6e6" style:shadow="none" style:join-border="false">
        <style:tab-stops/>
        <style:background-image/>
      </style:paragraph-properties>
      <style:text-properties fo:color="#0066cc" style:font-name="Ubuntu Medium1" fo:font-family="'Ubuntu Medium'" style:font-style-name="Medium" style:font-pitch="variable" fo:font-size="14pt" fo:font-weight="bold" officeooo:rsid="00bb700a" fo:background-color="#e6e6e6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101cm" fo:margin-right="0cm" fo:margin-top="0.3cm" fo:margin-bottom="0.3cm" style:contextual-spacing="false" fo:text-align="start" style:justify-single-word="false" fo:text-indent="-0.101cm" style:auto-text-indent="false" style:page-number="auto" fo:background-color="#e6e6e6" fo:padding-left="0.25cm" fo:padding-right="0.25cm" fo:padding-top="0.15cm" fo:padding-bottom="0.15cm" fo:border-left="3pt solid #0099ff" fo:border-right="0.06pt solid #e6e6e6" fo:border-top="0.06pt solid #e6e6e6" fo:border-bottom="0.06pt solid #e6e6e6" style:join-border="false">
        <style:tab-stops/>
        <style:background-image/>
      </style:paragraph-properties>
      <style:text-properties style:font-name="Ubuntu Medium1" fo:font-family="'Ubuntu Medium'" style:font-style-name="Medium" style:font-pitch="variable" fo:font-size="16pt" fo:font-style="normal" fo:font-weight="normal" style:font-size-asian="16pt" style:font-style-asian="italic" style:font-weight-asian="normal" style:font-size-complex="16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199cm" fo:margin-bottom="0.199cm" style:contextual-spacing="false" fo:text-align="start" style:justify-single-word="false" fo:text-indent="0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join-border="false">
        <style:tab-stops/>
        <style:background-image/>
      </style:paragraph-properties>
      <style:text-properties style:font-name="Ubuntu Medium1" fo:font-family="'Ubuntu Medium'" style:font-style-name="Medium" style:font-pitch="variable" fo:font-size="14pt" fo:font-style="normal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next-style-name="Text_20_body" style:default-outline-level="4" style:class="text" style:master-page-name=""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" fo:font-family="Dustismo" style:font-style-name="Italique gras" style:font-pitch="variable" fo:font-size="16pt" fo:font-style="italic" fo:font-weight="bold" style:font-size-asian="85%" style:font-style-asian="italic" style:font-weight-asian="normal" style:font-size-complex="85%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class="text" style:master-page-name=""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" fo:font-family="Dustismo" style:font-style-name="Italique gras" style:font-pitch="variable" fo:font-size="16pt" fo:font-style="italic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Standard" style:next-style-name="Text_20_body" style:default-outline-level="6" style:class="text" style:master-page-name=""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ext_20_body" style:next-style-name="Text_20_body" style:default-outline-level="7" style:class="text" style:master-page-name=""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ext_20_body" style:next-style-name="Text_20_body" style:default-outline-level="8" style:class="text" style:master-page-name=""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ext_20_body" style:next-style-name="Text_20_body" style:default-outline-level="9" style:class="text" style:master-page-name=""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99pt solid #e6e6e6" fo:border-top="0.99pt solid #e6e6e6" fo:border-bottom="0.99pt solid #e6e6e6" style:shadow="none" fo:keep-with-next="always" style:join-border="false">
        <style:tab-stops/>
        <style:background-image/>
      </style:paragraph-properties>
      <style:text-properties style:font-name="Dustismo1" fo:font-family="Dustismo" style:font-style-name="Italique" style:font-pitch="variable" fo:font-size="16pt" fo:font-style="italic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ext_20_body" style:next-style-name="Text_20_body" style:default-outline-level="10" style:class="text" style:master-page-name=""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fo:font-style="italic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.199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>
      <style:paragraph-properties fo:margin-top="0.199cm" fo:margin-bottom="0.199cm" style:contextual-spacing="false"/>
      <style:text-properties style:font-weight-asian="normal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" style:family="paragraph" style:parent-style-name="Standard" style:class="extra">
      <style:paragraph-properties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Ubuntu Condensed" fo:font-family="'Ubuntu Condensed'" style:font-style-name="Normal" style:font-pitch="variable"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.199cm" style:auto-text-indent="false"/>
    </style:style>
    <style:style style:name="Header_20_right" style:display-name="Header righ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Index_20_Heading" style:display-name="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99pt solid #c0c0c0" style:shadow="none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Ubuntu Condensed" fo:font-family="'Ubuntu Condensed'" style:font-style-name="Normal" style:font-pitch="variable" style:font-size-asian="10.5pt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Subtitle" style:family="paragraph" style:parent-style-name="Heading" style:next-style-name="Text_20_body" style:class="chapter">
      <style:paragraph-properties fo:margin-top="0.4cm" fo:margin-bottom="0.6cm" style:contextual-spacing="false" fo:text-align="center" style:justify-single-word="false" fo:background-color="#cfe7f5">
        <style:background-image/>
      </style:paragraph-properties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ext" style:family="paragraph" style:parent-style-name="Caption" style:class="extra">
      <style:paragraph-properties fo:margin-left="0cm" fo:margin-right="0cm" fo:margin-top="0cm" fo:margin-bottom="0cm" style:contextual-spacing="false" fo:text-indent="0cm" style:auto-text-indent="false"/>
    </style:style>
    <style:style style:name="Tabl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Ubuntu Mono" fo:font-family="'Ubuntu Mono'" style:font-style-name="Normal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Object_20_index_20_heading" style:display-name="Object 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left="0cm" fo:margin-right="0cm" fo:margin-top="0cm" fo:margin-bottom="0.6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_20_1" style:next-style-name="Subtitle" style:default-outline-level="" style:list-style-name="" style:class="chapter">
      <style:paragraph-properties fo:text-align="center" style:justify-single-word="false"/>
      <style:text-properties fo:color="#0066cc" style:text-outline="false" fo:font-size="18pt" fo:text-shadow="none" fo:font-weight="bold" style:font-size-asian="18pt" style:font-weight-asian="bold" style:font-size-complex="18pt" style:font-weight-complex="bold" style:font-relief="none"/>
    </style:style>
    <style:style style:name="Code_20_Source" style:display-name="Code Source" style:family="paragraph" style:parent-style-name="Text_20_body" style:list-style-name="Numérotation_20_Code" style:class="text" style:master-page-name="">
      <style:paragraph-properties fo:margin-left="0cm" fo:margin-right="0cm" fo:margin-top="0cm" fo:margin-bottom="0cm" style:contextual-spacing="false" fo:text-align="start" style:justify-single-word="false" fo:keep-together="auto" style:register-true="false" fo:text-indent="0cm" style:auto-text-indent="false" style:page-number="auto" fo:background-color="#e6e6ff" fo:padding="0.9cm" fo:border-left="0.99pt solid #808080" fo:border-right="none" fo:border-top="none" fo:border-bottom="none" style:shadow="none" fo:keep-with-next="auto" text:number-lines="true" text:line-number="0">
        <style:tab-stops/>
        <style:background-image/>
      </style:paragraph-properties>
      <style:text-properties fo:color="#000000" style:font-name="Ubuntu Mono" fo:font-family="'Ubuntu Mono'" style:font-style-name="Normal" style:font-pitch="fixed" style:font-size-asian="10.5pt"/>
    </style:style>
    <style:style style:name="Console" style:family="paragraph" style:parent-style-name="Text_20_body" style:default-outline-level="" style:list-style-name="" style:class="text" style:master-page-name="">
      <style:paragraph-properties fo:margin-left="0cm" fo:margin-right="0cm" fo:margin-top="0cm" fo:margin-bottom="0cm" style:contextual-spacing="false" fo:text-align="start" style:justify-single-word="false" fo:hyphenation-ladder-count="no-limit" fo:text-indent="0cm" style:auto-text-indent="false" style:page-number="auto" fo:background-color="#808080" fo:padding="0.15cm" fo:border-left="0.99pt solid #eb613d" fo:border-right="0.06pt solid #808080" fo:border-top="0.06pt solid #808080" fo:border-bottom="0.06pt solid #808080" style:shadow="none">
        <style:tab-stops/>
        <style:background-image/>
      </style:paragraph-properties>
      <style:text-properties fo:color="#e6e6e6" style:font-name="Ubuntu Mono" fo:font-family="'Ubuntu Mono'" style:font-style-name="Normal" style:font-pitch="fixed" style:font-size-asian="10.5pt" fo:hyphenate="false" fo:hyphenation-remain-char-count="2" fo:hyphenation-push-char-count="2"/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Sekcja" style:family="paragraph" style:parent-style-name="Text_20_body">
      <style:paragraph-properties fo:text-align="center" style:justify-single-word="false"/>
      <style:text-properties fo:font-size="14pt" fo:font-weight="bold" officeooo:rsid="004c622f" style:font-weight-asian="bold" style:font-weight-complex="bold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Author" style:family="paragraph" style:parent-style-name="Text_20_body">
      <style:paragraph-properties fo:text-align="end" style:justify-single-word="false"/>
      <style:text-properties officeooo:rsid="003f9243"/>
    </style:style>
    <style:style style:name="Sekcja_20_2" style:display-name="Sekcja 2" style:family="paragraph" style:parent-style-name="Sekcja" style:class="text">
      <style:text-properties fo:font-size="12pt" officeooo:rsid="004de5cb" style:font-size-asian="12pt" style:font-size-complex="12pt"/>
    </style:style>
    <style:style style:name="Margines" style:family="paragraph" style:parent-style-name="Text_20_body" style:class="extra">
      <style:paragraph-properties fo:text-align="center" style:justify-single-word="false" fo:padding="0.049cm" fo:border-left="none" fo:border-right="none" fo:border-top="0.06pt solid #800000" fo:border-bottom="0.06pt solid #800000" style:shadow="none">
        <style:tab-stops/>
      </style:paragraph-properties>
      <style:text-properties fo:color="#800000" fo:font-weight="normal" officeooo:rsid="004de597" style:font-weight-asian="normal" style:font-weight-complex="normal"/>
    </style:style>
    <style:style style:name="Emphasis" style:family="text">
      <style:text-properties fo:font-style="italic" style:font-size-asian="10.5pt" style:font-style-asian="italic" style:font-weight-asian="normal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aption_20_characters" style:display-name="Caption characters" style:family="text"/>
    <style:style style:name="Footnote_20_Symbol" style:display-name="Footnote Symbol" style:family="text"/>
    <style:style style:name="Endnote_20_Symbol" style:display-name="Endnote Symbol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size-asian="10.5pt" style:font-name-complex="OpenSymbol" style:font-family-complex="OpenSymbol"/>
    </style:style>
    <style:style style:name="Line_20_numbering" style:display-name="Line numbering" style:family="text">
      <style:text-properties fo:color="#808080" style:font-name="Ubuntu Mono1" fo:font-family="'Ubuntu Mono'" style:font-style-name="Gras" style:font-pitch="fixed" fo:font-weight="bold" fo:background-color="transparent" style:font-size-asian="10.5pt"/>
    </style:style>
    <style:style style:name="Page_20_Number" style:display-name="Page Number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Drop_20_Caps" style:display-name="Drop Caps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style:font-name="Ubuntu1" fo:font-family="Ubuntu" style:font-style-name="Italique" style:font-pitch="variable" fo:font-style="italic" fo:font-weight="normal" style:font-size-asian="10.5pt" style:font-style-asian="italic" style:font-weight-asian="normal" style:font-style-complex="italic"/>
    </style:style>
    <style:style style:name="Definition" style:family="text"/>
    <style:style style:name="User_20_Entry" style:display-name="User Entry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Index_20_Link" style:display-name="Index Link" style:family="text"/>
    <style:style style:name="Placeholder" style:family="text">
      <style:text-properties fo:font-variant="small-caps" fo:color="#008080" style:text-underline-style="dotted" style:text-underline-width="auto" style:text-underline-color="font-color" style:font-size-asian="10.5pt"/>
    </style:style>
    <style:style style:name="Teletype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Source_20_Text" style:display-name="Source Text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Variable" style:family="text">
      <style:text-properties fo:font-style="italic" style:font-size-asian="10.5pt" style:font-style-asian="italic" style:font-weight-asian="normal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 style:shadow="#808080 0.101cm 0.101cm" draw:shadow-opacity="100%"/>
    </style:style>
    <style:style style:name="Graphics" style:family="graphic">
      <style:graphic-properties text:anchor-type="paragraph" svg:x="0cm" svg:y="0cm" fo:margin-left="0.199cm" fo:margin-right="0.199cm" fo:margin-top="0.199cm" fo:margin-bottom="0.199cm" style:wrap="dynamic" style:number-wrapped-paragraphs="no-limit" style:wrap-contour="false" style:vertical-pos="top" style:vertical-rel="paragraph" style:horizontal-pos="center" style:horizontal-rel="paragraph" fo:padding="0.049cm" fo:border="0.06pt solid #000000" style:shadow="#808080 0.101cm 0.101cm" draw:shadow-opacity="100%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Numérotation_20_Code" style:display-name="Numérotation Code">
      <text:list-level-style-number text:level="1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Line_20_numbering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-0.635cm"/>
        </style:list-level-properties>
      </text:list-level-style-number>
      <text:list-level-style-number text:level="3" text:style-name="Line_20_numbering" style:num-suffix="." style:num-format="1">
        <style:list-level-properties text:list-level-position-and-space-mode="label-alignment" fo:text-align="end">
          <style:list-level-label-alignment text:label-followed-by="listtab" fo:text-indent="-0.635cm"/>
        </style:list-level-properties>
      </text:list-level-style-number>
      <text:list-level-style-number text:level="4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5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6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7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8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9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10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1"/>
  </office:styles>
  <office:automatic-styles>
    <style:style style:name="MP1" style:family="paragraph" style:parent-style-name="Text_20_body">
      <style:paragraph-properties>
        <style:tab-stops>
          <style:tab-stop style:position="1.508cm"/>
          <style:tab-stop style:position="15.505cm" style:type="right"/>
        </style:tab-stops>
      </style:paragraph-properties>
      <style:text-properties fo:color="#0066cc"/>
    </style:style>
    <style:style style:name="MT1" style:family="text">
      <style:text-properties officeooo:rsid="008df78f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4cm" style:dynamic-spacing="false"/>
      </style:header-style>
      <style:footer-style>
        <style:header-footer-properties svg:height="1cm" fo:margin-left="0cm" fo:margin-right="0cm" fo:margin-top="0.4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Text_20_body"/>
      </style:header>
      <style:footer>
        <text:p text:style-name="MP1"><text:tab/><text:span text:style-name="MT1">Printed </text:span><text:span text:style-name="MT1"><text:date style:data-style-name="N84" text:date-value="2015-03-30T22:38:03.107182080">2015-03-30</text:date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6T15:19:53.224594772</meta:creation-date>
    <meta:editing-duration>PT22H34M19S</meta:editing-duration>
    <meta:editing-cycles>192</meta:editing-cycles>
    <meta:generator>LibreOffice/4.2.7.2$Linux_X86_64 LibreOffice_project/420m0$Build-2</meta:generator>
    <dc:date>2015-03-30T22:38:02.965729628</dc:date>
    <meta:document-statistic meta:table-count="0" meta:image-count="5" meta:object-count="0" meta:page-count="2" meta:paragraph-count="3" meta:word-count="9" meta:character-count="95" meta:non-whitespace-character-count="88"/>
  </office:meta>
</office:document-meta>
</file>